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2.6634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2.9744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eratio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Burden" xlink:type="simple">Burden</text:a> </text:p>
          </table:table-cell>
          <table:table-cell table:style-name="ce1" office:value-type="string" calcext:value-type="string">
            <text:p><text:a xlink:href="https://en.uesp.net/wiki/Morrowind:Feather" xlink:type="simple">Feather</text:a></text:p>
          </table:table-cell>
          <table:table-cell table:style-name="ce1" office:value-type="string" calcext:value-type="string">
            <text:p><text:a xlink:href="https://en.uesp.net/wiki/Morrowind:Fire_Shield" xlink:type="simple">Fire Shield</text:a> </text:p>
          </table:table-cell>
          <table:table-cell table:style-name="ce1" office:value-type="string" calcext:value-type="string">
            <text:p><text:a xlink:href="https://en.uesp.net/wiki/Morrowind:Frost_Shield" xlink:type="simple">Frost Shield</text:a></text:p>
          </table:table-cell>
          <table:table-cell table:style-name="ce1" office:value-type="string" calcext:value-type="string">
            <text:p><text:a xlink:href="https://en.uesp.net/wiki/Morrowind:Jump" xlink:type="simple">Jump</text:a> </text:p>
          </table:table-cell>
          <table:table-cell table:style-name="ce1" office:value-type="string" calcext:value-type="string">
            <text:p><text:a xlink:href="https://en.uesp.net/wiki/Morrowind:Levitate" xlink:type="simple">Levitate</text:a> </text:p>
          </table:table-cell>
          <table:table-cell table:style-name="ce1" office:value-type="string" calcext:value-type="string">
            <text:p><text:a xlink:href="https://en.uesp.net/wiki/Morrowind:Lightning_Shield" xlink:type="simple">Lightning Shield</text:a></text:p>
          </table:table-cell>
          <table:table-cell table:style-name="ce1" office:value-type="string" calcext:value-type="string">
            <text:p><text:a xlink:href="https://en.uesp.net/wiki/Morrowind:Lock" xlink:type="simple">Lock</text:a> </text:p>
          </table:table-cell>
          <table:table-cell table:style-name="ce1" office:value-type="string" calcext:value-type="string">
            <text:p><text:a xlink:href="https://en.uesp.net/wiki/Morrowind:Open" xlink:type="simple">Open</text:a> </text:p>
          </table:table-cell>
          <table:table-cell table:style-name="ce1" office:value-type="string" calcext:value-type="string">
            <text:p><text:a xlink:href="https://en.uesp.net/wiki/Morrowind:Shield" xlink:type="simple">Shield</text:a> </text:p>
          </table:table-cell>
          <table:table-cell table:style-name="ce1" office:value-type="string" calcext:value-type="string">
            <text:p><text:a xlink:href="https://en.uesp.net/wiki/Morrowind:Slowfall" xlink:type="simple">Slowfall</text:a></text:p>
          </table:table-cell>
          <table:table-cell table:style-name="ce1" office:value-type="string" calcext:value-type="string">
            <text:p><text:a xlink:href="https://en.uesp.net/wiki/Morrowind:Swift_Swim" xlink:type="simple">Swift Swim</text:a> </text:p>
          </table:table-cell>
          <table:table-cell table:style-name="ce1" office:value-type="string" calcext:value-type="string">
            <text:p><text:a xlink:href="https://en.uesp.net/wiki/Morrowind:Water_Breathing" xlink:type="simple">Water Breathing</text:a></text:p>
          </table:table-cell>
          <table:table-cell table:style-name="ce1" office:value-type="string" calcext:value-type="string">
            <text:p><text:a xlink:href="https://en.uesp.net/wiki/Morrowind:Water_Walking" xlink:type="simple">Water Walking</text:a>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14"/>
        </table:table-row>
      </table:table>
      <table:table table:name="Conjuration" table:style-name="ta1">
        <table:table-column table:style-name="co1" table:number-columns-repeated="35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Bound_Items" xlink:type="simple">Bound Battle Axe</text:a></text:p>
          </table:table-cell>
          <table:table-cell table:style-name="ce1" office:value-type="string" calcext:value-type="string">
            <text:p><text:a xlink:href="https://en.uesp.net/wiki/Morrowind:Bound_Items" xlink:type="simple">Bound Boots</text:a></text:p>
          </table:table-cell>
          <table:table-cell table:style-name="ce1" office:value-type="string" calcext:value-type="string">
            <text:p><text:a xlink:href="https://en.uesp.net/wiki/Morrowind:Bound_Items" xlink:type="simple">Bound Cuirass</text:a></text:p>
          </table:table-cell>
          <table:table-cell table:style-name="ce1" office:value-type="string" calcext:value-type="string">
            <text:p><text:a xlink:href="https://en.uesp.net/wiki/Morrowind:Bound_Items" xlink:type="simple">Bound Dagger</text:a></text:p>
          </table:table-cell>
          <table:table-cell table:style-name="ce1" office:value-type="string" calcext:value-type="string">
            <text:p><text:a xlink:href="https://en.uesp.net/wiki/Morrowind:Bound_Items" xlink:type="simple">Bound Gloves</text:a> </text:p>
          </table:table-cell>
          <table:table-cell table:style-name="ce1" office:value-type="string" calcext:value-type="string">
            <text:p><text:a xlink:href="https://en.uesp.net/wiki/Morrowind:Bound_Items" xlink:type="simple">Bound Helm</text:a> </text:p>
          </table:table-cell>
          <table:table-cell table:style-name="ce1" office:value-type="string" calcext:value-type="string">
            <text:p><text:a xlink:href="https://en.uesp.net/wiki/Morrowind:Bound_Items" xlink:type="simple">Bound Longbow</text:a></text:p>
          </table:table-cell>
          <table:table-cell table:style-name="ce1" office:value-type="string" calcext:value-type="string">
            <text:p><text:a xlink:href="https://en.uesp.net/wiki/Morrowind:Bound_Items" xlink:type="simple">Bound Longsword</text:a></text:p>
          </table:table-cell>
          <table:table-cell table:style-name="ce1" office:value-type="string" calcext:value-type="string">
            <text:p><text:a xlink:href="https://en.uesp.net/wiki/Morrowind:Bound_Items" xlink:type="simple">Bound Mace</text:a> </text:p>
          </table:table-cell>
          <table:table-cell table:style-name="ce1" office:value-type="string" calcext:value-type="string">
            <text:p><text:a xlink:href="https://en.uesp.net/wiki/Morrowind:Bound_Items" xlink:type="simple">Bound Shield</text:a> </text:p>
          </table:table-cell>
          <table:table-cell table:style-name="ce1" office:value-type="string" calcext:value-type="string">
            <text:p><text:a xlink:href="https://en.uesp.net/wiki/Morrowind:Bound_Items" xlink:type="simple">Bound Spear</text:a> </text:p>
          </table:table-cell>
          <table:table-cell table:style-name="ce1" office:value-type="string" calcext:value-type="string">
            <text:p><text:a xlink:href="https://en.uesp.net/wiki/Morrowind:Summon" xlink:type="simple">Call Bear</text:a> </text:p>
          </table:table-cell>
          <table:table-cell table:style-name="ce1" office:value-type="string" calcext:value-type="string">
            <text:p><text:a xlink:href="https://en.uesp.net/wiki/Morrowind:Summon" xlink:type="simple">Call Wolf</text:a> </text:p>
          </table:table-cell>
          <table:table-cell table:style-name="ce1" office:value-type="string" calcext:value-type="string">
            <text:p><text:a xlink:href="https://en.uesp.net/wiki/Morrowind:Command" xlink:type="simple">Command Creature</text:a></text:p>
          </table:table-cell>
          <table:table-cell table:style-name="ce1" office:value-type="string" calcext:value-type="string">
            <text:p><text:a xlink:href="https://en.uesp.net/wiki/Morrowind:Command" xlink:type="simple">Command Humanoid</text:a></text:p>
          </table:table-cell>
          <table:table-cell table:style-name="ce1" office:value-type="string" calcext:value-type="string">
            <text:p><text:a xlink:href="https://en.uesp.net/wiki/Morrowind:Summon" xlink:type="simple">Summon Ancestral Ghost</text:a></text:p>
          </table:table-cell>
          <table:table-cell table:style-name="ce1" office:value-type="string" calcext:value-type="string">
            <text:p><text:a xlink:href="https://en.uesp.net/wiki/Morrowind:Summon" xlink:type="simple">Summon Bonelord</text:a></text:p>
          </table:table-cell>
          <table:table-cell table:style-name="ce1" office:value-type="string" calcext:value-type="string">
            <text:p><text:a xlink:href="https://en.uesp.net/wiki/Morrowind:Summon" xlink:type="simple">Summon Bonewalker</text:a></text:p>
          </table:table-cell>
          <table:table-cell table:style-name="ce1" office:value-type="string" calcext:value-type="string">
            <text:p><text:a xlink:href="https://en.uesp.net/wiki/Morrowind:Summon" xlink:type="simple">Summon Bonewolf</text:a></text:p>
          </table:table-cell>
          <table:table-cell table:style-name="ce1" office:value-type="string" calcext:value-type="string">
            <text:p><text:a xlink:href="https://en.uesp.net/wiki/Morrowind:Summon" xlink:type="simple">Summon Centurion Sphere</text:a></text:p>
          </table:table-cell>
          <table:table-cell table:style-name="ce1" office:value-type="string" calcext:value-type="string">
            <text:p><text:a xlink:href="https://en.uesp.net/wiki/Morrowind:Summon" xlink:type="simple">Summon Clannfear</text:a></text:p>
          </table:table-cell>
          <table:table-cell table:style-name="ce1" office:value-type="string" calcext:value-type="string">
            <text:p><text:a xlink:href="https://en.uesp.net/wiki/Morrowind:Summon" xlink:type="simple">Summon Daedroth</text:a></text:p>
          </table:table-cell>
          <table:table-cell table:style-name="ce1" office:value-type="string" calcext:value-type="string">
            <text:p><text:a xlink:href="https://en.uesp.net/wiki/Morrowind:Summon" xlink:type="simple">Summon Dremora</text:a></text:p>
          </table:table-cell>
          <table:table-cell table:style-name="ce1" office:value-type="string" calcext:value-type="string">
            <text:p><text:a xlink:href="https://en.uesp.net/wiki/Morrowind:Summon" xlink:type="simple">Summon Fabricant</text:a></text:p>
          </table:table-cell>
          <table:table-cell table:style-name="ce1" office:value-type="string" calcext:value-type="string">
            <text:p><text:a xlink:href="https://en.uesp.net/wiki/Morrowind:Summon" xlink:type="simple">Summon Flame Atronach</text:a></text:p>
          </table:table-cell>
          <table:table-cell table:style-name="ce1" office:value-type="string" calcext:value-type="string">
            <text:p><text:a xlink:href="https://en.uesp.net/wiki/Morrowind:Summon" xlink:type="simple">Summon Frost Atronach</text:a></text:p>
          </table:table-cell>
          <table:table-cell table:style-name="ce1" office:value-type="string" calcext:value-type="string">
            <text:p><text:a xlink:href="https://en.uesp.net/wiki/Morrowind:Summon" xlink:type="simple">Summon Golden Saint</text:a></text:p>
          </table:table-cell>
          <table:table-cell table:style-name="ce1" office:value-type="string" calcext:value-type="string">
            <text:p><text:a xlink:href="https://en.uesp.net/wiki/Morrowind:Summon" xlink:type="simple">Summon Greater Bonewalker</text:a></text:p>
          </table:table-cell>
          <table:table-cell table:style-name="ce1" office:value-type="string" calcext:value-type="string">
            <text:p><text:a xlink:href="https://en.uesp.net/wiki/Morrowind:Summon" xlink:type="simple">Summon Hunger</text:a></text:p>
          </table:table-cell>
          <table:table-cell table:style-name="ce1" office:value-type="string" calcext:value-type="string">
            <text:p><text:a xlink:href="https://en.uesp.net/wiki/Morrowind:Summon" xlink:type="simple">Summon Scamp</text:a></text:p>
          </table:table-cell>
          <table:table-cell table:style-name="ce1" office:value-type="string" calcext:value-type="string">
            <text:p><text:a xlink:href="https://en.uesp.net/wiki/Morrowind:Summon" xlink:type="simple">Summon Skeletal Minion</text:a></text:p>
          </table:table-cell>
          <table:table-cell table:style-name="ce1" office:value-type="string" calcext:value-type="string">
            <text:p><text:a xlink:href="https://en.uesp.net/wiki/Morrowind:Summon" xlink:type="simple">Summon Storm Atronach</text:a></text:p>
          </table:table-cell>
          <table:table-cell table:style-name="ce1" office:value-type="string" calcext:value-type="string">
            <text:p><text:a xlink:href="https://en.uesp.net/wiki/Morrowind:Summon" xlink:type="simple">Summon Winged Twilight</text:a></text:p>
          </table:table-cell>
          <table:table-cell table:style-name="ce1" office:value-type="string" calcext:value-type="string">
            <text:p><text:a xlink:href="https://en.uesp.net/wiki/Morrowind:Turn_Undead" xlink:type="simple">Turn Undead</text:a> 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34"/>
        </table:table-row>
      </table:table>
      <table:table table:name="Destruction" table:style-name="ta1">
        <table:table-column table:style-name="co1" table:number-columns-repeated="30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Corprus" xlink:type="simple">Corprus</text:a> </text:p>
          </table:table-cell>
          <table:table-cell table:style-name="ce1" office:value-type="string" calcext:value-type="string">
            <text:p><text:a xlink:href="https://en.uesp.net/wiki/Morrowind:Damage_Attribute" xlink:type="simple">Damage Attribute</text:a></text:p>
          </table:table-cell>
          <table:table-cell table:style-name="ce1" office:value-type="string" calcext:value-type="string">
            <text:p><text:a xlink:href="https://en.uesp.net/wiki/Morrowind:Damage_Fatigue" xlink:type="simple">Damage Fatigue</text:a></text:p>
          </table:table-cell>
          <table:table-cell table:style-name="ce1" office:value-type="string" calcext:value-type="string">
            <text:p><text:a xlink:href="https://en.uesp.net/wiki/Morrowind:Damage_Health" xlink:type="simple">Damage Health</text:a></text:p>
          </table:table-cell>
          <table:table-cell table:style-name="ce1" office:value-type="string" calcext:value-type="string">
            <text:p><text:a xlink:href="https://en.uesp.net/wiki/Morrowind:Damage_Magicka" xlink:type="simple">Damage Magicka</text:a></text:p>
          </table:table-cell>
          <table:table-cell table:style-name="ce1" office:value-type="string" calcext:value-type="string">
            <text:p><text:a xlink:href="https://en.uesp.net/wiki/Morrowind:Damage_Skill" xlink:type="simple">Damage Skill</text:a></text:p>
          </table:table-cell>
          <table:table-cell table:style-name="ce1" office:value-type="string" calcext:value-type="string">
            <text:p><text:a xlink:href="https://en.uesp.net/wiki/Morrowind:Disintegrate_Armor" xlink:type="simple">Disintegrate Armor</text:a></text:p>
          </table:table-cell>
          <table:table-cell table:style-name="ce1" office:value-type="string" calcext:value-type="string">
            <text:p><text:a xlink:href="https://en.uesp.net/wiki/Morrowind:Disintegrate_Weapon" xlink:type="simple">Disintegrate Weapon</text:a></text:p>
          </table:table-cell>
          <table:table-cell table:style-name="ce1" office:value-type="string" calcext:value-type="string">
            <text:p><text:a xlink:href="https://en.uesp.net/wiki/Morrowind:Drain_Attribute" xlink:type="simple">Drain Attribute</text:a></text:p>
          </table:table-cell>
          <table:table-cell table:style-name="ce1" office:value-type="string" calcext:value-type="string">
            <text:p><text:a xlink:href="https://en.uesp.net/wiki/Morrowind:Drain_Fatigue" xlink:type="simple">Drain Fatigue</text:a></text:p>
          </table:table-cell>
          <table:table-cell table:style-name="ce1" office:value-type="string" calcext:value-type="string">
            <text:p><text:a xlink:href="https://en.uesp.net/wiki/Morrowind:Drain_Health" xlink:type="simple">Drain Health</text:a> </text:p>
          </table:table-cell>
          <table:table-cell table:style-name="ce1" office:value-type="string" calcext:value-type="string">
            <text:p><text:a xlink:href="https://en.uesp.net/wiki/Morrowind:Drain_Magicka" xlink:type="simple">Drain Magicka</text:a></text:p>
          </table:table-cell>
          <table:table-cell table:style-name="ce1" office:value-type="string" calcext:value-type="string">
            <text:p><text:a xlink:href="https://en.uesp.net/wiki/Morrowind:Drain_Skill" xlink:type="simple">Drain Skill</text:a> </text:p>
          </table:table-cell>
          <table:table-cell table:style-name="ce1" office:value-type="string" calcext:value-type="string">
            <text:p><text:a xlink:href="https://en.uesp.net/wiki/Morrowind:Fire_Damage" xlink:type="simple">Fire Damage</text:a> </text:p>
          </table:table-cell>
          <table:table-cell table:style-name="ce1" office:value-type="string" calcext:value-type="string">
            <text:p><text:a xlink:href="https://en.uesp.net/wiki/Morrowind:Frost_Damage" xlink:type="simple">Frost Damage</text:a> </text:p>
          </table:table-cell>
          <table:table-cell table:style-name="ce1" office:value-type="string" calcext:value-type="string">
            <text:p><text:a xlink:href="https://en.uesp.net/wiki/Morrowind:Poison" xlink:type="simple">Poison</text:a> </text:p>
          </table:table-cell>
          <table:table-cell table:style-name="ce1" office:value-type="string" calcext:value-type="string">
            <text:p><text:a xlink:href="https://en.uesp.net/wiki/Morrowind:Shock_Damage" xlink:type="simple">Shock Damage</text:a></text:p>
          </table:table-cell>
          <table:table-cell table:style-name="ce1" office:value-type="string" calcext:value-type="string">
            <text:p><text:a xlink:href="https://en.uesp.net/wiki/Morrowind:Stunted_Magicka" xlink:type="simple">Stunted Magicka</text:a></text:p>
          </table:table-cell>
          <table:table-cell table:style-name="ce1" office:value-type="string" calcext:value-type="string">
            <text:p><text:a xlink:href="https://en.uesp.net/wiki/Morrowind:Sun_Damage" xlink:type="simple">Sun Damage</text:a> </text:p>
          </table:table-cell>
          <table:table-cell table:style-name="ce1" office:value-type="string" calcext:value-type="string">
            <text:p><text:a xlink:href="https://en.uesp.net/wiki/Morrowind:Vampirism" xlink:type="simple">Vampirism</text:a> </text:p>
          </table:table-cell>
          <table:table-cell table:style-name="ce1" office:value-type="string" calcext:value-type="string">
            <text:p><text:a xlink:href="https://en.uesp.net/wiki/Morrowind:Weakness_to_Blight_Disease" xlink:type="simple">Weakness to Blight Disease</text:a></text:p>
          </table:table-cell>
          <table:table-cell table:style-name="ce1" office:value-type="string" calcext:value-type="string">
            <text:p><text:a xlink:href="https://en.uesp.net/wiki/Morrowind:Weakness_to_Common_Disease" xlink:type="simple">Weakness to Common Disease</text:a></text:p>
          </table:table-cell>
          <table:table-cell table:style-name="ce1" office:value-type="string" calcext:value-type="string">
            <text:p><text:a xlink:href="https://en.uesp.net/wiki/Morrowind:Weakness_to_Corprus_Disease" xlink:type="simple">Weakness to Corprus Disease</text:a></text:p>
          </table:table-cell>
          <table:table-cell table:style-name="ce1" office:value-type="string" calcext:value-type="string">
            <text:p><text:a xlink:href="https://en.uesp.net/wiki/Morrowind:Weakness_to_Fire" xlink:type="simple">Weakness to Fire</text:a></text:p>
          </table:table-cell>
          <table:table-cell table:style-name="ce1" office:value-type="string" calcext:value-type="string">
            <text:p><text:a xlink:href="https://en.uesp.net/wiki/Morrowind:Weakness_to_Frost" xlink:type="simple">Weakness to Frost</text:a></text:p>
          </table:table-cell>
          <table:table-cell table:style-name="ce1" office:value-type="string" calcext:value-type="string">
            <text:p><text:a xlink:href="https://en.uesp.net/wiki/Morrowind:Weakness_to_Magicka" xlink:type="simple">Weakness to Magicka</text:a></text:p>
          </table:table-cell>
          <table:table-cell table:style-name="ce1" office:value-type="string" calcext:value-type="string">
            <text:p><text:a xlink:href="https://en.uesp.net/wiki/Morrowind:Weakness_to_Normal_Weapons" xlink:type="simple">Weakness to Normal Weapons</text:a></text:p>
          </table:table-cell>
          <table:table-cell table:style-name="ce1" office:value-type="string" calcext:value-type="string">
            <text:p><text:a xlink:href="https://en.uesp.net/wiki/Morrowind:Weakness_to_Poison" xlink:type="simple">Weakness to Poison</text:a></text:p>
          </table:table-cell>
          <table:table-cell table:style-name="ce1" office:value-type="string" calcext:value-type="string">
            <text:p><text:a xlink:href="https://en.uesp.net/wiki/Morrowind:Weakness_to_Shock" xlink:type="simple">Weakness to Shock</text:a>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29"/>
        </table:table-row>
      </table:table>
      <table:table table:name="Illusion" table:style-name="ta1">
        <table:table-column table:style-name="co1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Blind" xlink:type="simple">Blind</text:a> </text:p>
          </table:table-cell>
          <table:table-cell table:style-name="ce1" office:value-type="string" calcext:value-type="string">
            <text:p><text:a xlink:href="https://en.uesp.net/wiki/Morrowind:Calm" xlink:type="simple">Calm Creature</text:a> </text:p>
          </table:table-cell>
          <table:table-cell table:style-name="ce1" office:value-type="string" calcext:value-type="string">
            <text:p><text:a xlink:href="https://en.uesp.net/wiki/Morrowind:Calm" xlink:type="simple">Calm Humanoid</text:a></text:p>
          </table:table-cell>
          <table:table-cell table:style-name="ce1" office:value-type="string" calcext:value-type="string">
            <text:p><text:a xlink:href="https://en.uesp.net/wiki/Morrowind:Chameleon" xlink:type="simple">Chameleon</text:a> </text:p>
          </table:table-cell>
          <table:table-cell table:style-name="ce1" office:value-type="string" calcext:value-type="string">
            <text:p><text:a xlink:href="https://en.uesp.net/wiki/Morrowind:Charm" xlink:type="simple">Charm</text:a> </text:p>
          </table:table-cell>
          <table:table-cell table:style-name="ce1" office:value-type="string" calcext:value-type="string">
            <text:p><text:a xlink:href="https://en.uesp.net/wiki/Morrowind:Demoralize" xlink:type="simple">Demoralize Creature</text:a></text:p>
          </table:table-cell>
          <table:table-cell table:style-name="ce1" office:value-type="string" calcext:value-type="string">
            <text:p><text:a xlink:href="https://en.uesp.net/wiki/Morrowind:Demoralize" xlink:type="simple">Demoralize Humanoid</text:a></text:p>
          </table:table-cell>
          <table:table-cell table:style-name="ce1" office:value-type="string" calcext:value-type="string">
            <text:p><text:a xlink:href="https://en.uesp.net/wiki/Morrowind:Frenzy" xlink:type="simple">Frenzy Creature</text:a></text:p>
          </table:table-cell>
          <table:table-cell table:style-name="ce1" office:value-type="string" calcext:value-type="string">
            <text:p><text:a xlink:href="https://en.uesp.net/wiki/Morrowind:Frenzy" xlink:type="simple">Frenzy Humanoid</text:a></text:p>
          </table:table-cell>
          <table:table-cell table:style-name="ce1" office:value-type="string" calcext:value-type="string">
            <text:p><text:a xlink:href="https://en.uesp.net/wiki/Morrowind:Invisibility" xlink:type="simple">Invisibility</text:a> </text:p>
          </table:table-cell>
          <table:table-cell table:style-name="ce1" office:value-type="string" calcext:value-type="string">
            <text:p><text:a xlink:href="https://en.uesp.net/wiki/Morrowind:Light" xlink:type="simple">Light</text:a> </text:p>
          </table:table-cell>
          <table:table-cell table:style-name="ce1" office:value-type="string" calcext:value-type="string">
            <text:p><text:a xlink:href="https://en.uesp.net/wiki/Morrowind:Night_Eye" xlink:type="simple">Night Eye</text:a> </text:p>
          </table:table-cell>
          <table:table-cell table:style-name="ce1" office:value-type="string" calcext:value-type="string">
            <text:p><text:a xlink:href="https://en.uesp.net/wiki/Morrowind:Paralyze" xlink:type="simple">Paralyze</text:a> </text:p>
          </table:table-cell>
          <table:table-cell table:style-name="ce1" office:value-type="string" calcext:value-type="string">
            <text:p><text:a xlink:href="https://en.uesp.net/wiki/Morrowind:Rally" xlink:type="simple">Rally Creature</text:a></text:p>
          </table:table-cell>
          <table:table-cell table:style-name="ce1" office:value-type="string" calcext:value-type="string">
            <text:p><text:a xlink:href="https://en.uesp.net/wiki/Morrowind:Rally" xlink:type="simple">Rally Humanoid</text:a></text:p>
          </table:table-cell>
          <table:table-cell table:style-name="ce1" office:value-type="string" calcext:value-type="string">
            <text:p><text:a xlink:href="https://en.uesp.net/wiki/Morrowind:Sanctuary" xlink:type="simple">Sanctuary</text:a> </text:p>
          </table:table-cell>
          <table:table-cell table:style-name="ce1" office:value-type="string" calcext:value-type="string">
            <text:p><text:a xlink:href="https://en.uesp.net/wiki/Morrowind:Silence" xlink:type="simple">Silence</text:a></text:p>
          </table:table-cell>
          <table:table-cell table:style-name="ce1" office:value-type="string" calcext:value-type="string">
            <text:p><text:a xlink:href="https://en.uesp.net/wiki/Morrowind:Sound" xlink:type="simple">Sound</text:a> 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18"/>
        </table:table-row>
      </table:table>
      <table:table table:name="Mysticism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Absorb_Attribute" xlink:type="simple">Absorb Attribute</text:a></text:p>
          </table:table-cell>
          <table:table-cell table:style-name="ce1" office:value-type="string" calcext:value-type="string">
            <text:p><text:a xlink:href="https://en.uesp.net/wiki/Morrowind:Absorb_Fatigue" xlink:type="simple">Absorb Fatigue</text:a></text:p>
          </table:table-cell>
          <table:table-cell table:style-name="ce1" office:value-type="string" calcext:value-type="string">
            <text:p><text:a xlink:href="https://en.uesp.net/wiki/Morrowind:Absorb_Health" xlink:type="simple">Absorb Health</text:a> </text:p>
          </table:table-cell>
          <table:table-cell table:style-name="ce1" office:value-type="string" calcext:value-type="string">
            <text:p><text:a xlink:href="https://en.uesp.net/wiki/Morrowind:Absorb_Magicka" xlink:type="simple">Absorb Magicka</text:a></text:p>
          </table:table-cell>
          <table:table-cell table:style-name="ce1" office:value-type="string" calcext:value-type="string">
            <text:p><text:a xlink:href="https://en.uesp.net/wiki/Morrowind:Absorb_Skill" xlink:type="simple">Absorb Skill</text:a> </text:p>
          </table:table-cell>
          <table:table-cell table:style-name="ce1" office:value-type="string" calcext:value-type="string">
            <text:p><text:a xlink:href="https://en.uesp.net/wiki/Morrowind:Almsivi_Intervention" xlink:type="simple">Almsivi Intervention</text:a></text:p>
          </table:table-cell>
          <table:table-cell table:style-name="ce1" office:value-type="string" calcext:value-type="string">
            <text:p><text:a xlink:href="https://en.uesp.net/wiki/Morrowind:Detect_Animal" xlink:type="simple">Detect Animal</text:a></text:p>
          </table:table-cell>
          <table:table-cell table:style-name="ce1" office:value-type="string" calcext:value-type="string">
            <text:p><text:a xlink:href="https://en.uesp.net/wiki/Morrowind:Detect_Enchantment" xlink:type="simple">Detect Enchantment</text:a></text:p>
          </table:table-cell>
          <table:table-cell table:style-name="ce1" office:value-type="string" calcext:value-type="string">
            <text:p><text:a xlink:href="https://en.uesp.net/wiki/Morrowind:Detect_Key" xlink:type="simple">Detect Key</text:a> </text:p>
          </table:table-cell>
          <table:table-cell table:style-name="ce1" office:value-type="string" calcext:value-type="string">
            <text:p><text:a xlink:href="https://en.uesp.net/wiki/Morrowind:Dispel" xlink:type="simple">Dispel</text:a> </text:p>
          </table:table-cell>
          <table:table-cell table:style-name="ce1" office:value-type="string" calcext:value-type="string">
            <text:p><text:a xlink:href="https://en.uesp.net/wiki/Morrowind:Divine_Intervention" xlink:type="simple">Divine Intervention</text:a></text:p>
          </table:table-cell>
          <table:table-cell table:style-name="ce1" office:value-type="string" calcext:value-type="string">
            <text:p><text:a xlink:href="https://en.uesp.net/wiki/Morrowind:Mark" xlink:type="simple">Mark</text:a> </text:p>
          </table:table-cell>
          <table:table-cell table:style-name="ce1" office:value-type="string" calcext:value-type="string">
            <text:p><text:a xlink:href="https://en.uesp.net/wiki/Morrowind:Recall" xlink:type="simple">Recall</text:a> </text:p>
          </table:table-cell>
          <table:table-cell table:style-name="ce1" office:value-type="string" calcext:value-type="string">
            <text:p><text:a xlink:href="https://en.uesp.net/wiki/Morrowind:Reflect" xlink:type="simple">Reflect</text:a> </text:p>
          </table:table-cell>
          <table:table-cell table:style-name="ce1" office:value-type="string" calcext:value-type="string">
            <text:p><text:a xlink:href="https://en.uesp.net/wiki/Morrowind:Soultrap" xlink:type="simple">Soultrap</text:a></text:p>
          </table:table-cell>
          <table:table-cell table:style-name="ce1" office:value-type="string" calcext:value-type="string">
            <text:p><text:a xlink:href="https://en.uesp.net/wiki/Morrowind:Spell_Absorption" xlink:type="simple">Spell Absorption</text:a></text:p>
          </table:table-cell>
          <table:table-cell table:style-name="ce1" office:value-type="string" calcext:value-type="string">
            <text:p><text:a xlink:href="https://en.uesp.net/wiki/Morrowind:Telekinesis" xlink:type="simple">Telekinesis</text:a>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17"/>
        </table:table-row>
      </table:table>
      <table:table table:name="Restoration" table:style-name="ta1">
        <table:table-column table:style-name="co1" table:number-columns-repeated="29" table:default-cell-style-name="Default"/>
        <table:table-row table:style-name="ro1">
          <table:table-cell/>
          <table:table-cell table:style-name="ce1" office:value-type="string" calcext:value-type="string">
            <text:p><text:a xlink:href="https://en.uesp.net/wiki/Morrowind:Cure_Blight_Disease" xlink:type="simple">Cure Blight Disease</text:a></text:p>
          </table:table-cell>
          <table:table-cell table:style-name="ce1" office:value-type="string" calcext:value-type="string">
            <text:p><text:a xlink:href="https://en.uesp.net/wiki/Morrowind:Cure_Common_Disease" xlink:type="simple">Cure Common Disease</text:a></text:p>
          </table:table-cell>
          <table:table-cell table:style-name="ce1" office:value-type="string" calcext:value-type="string">
            <text:p><text:a xlink:href="https://en.uesp.net/wiki/Morrowind:Cure_Corprus_Disease" xlink:type="simple">Cure Corprus Disease</text:a></text:p>
          </table:table-cell>
          <table:table-cell table:style-name="ce1" office:value-type="string" calcext:value-type="string">
            <text:p><text:a xlink:href="https://en.uesp.net/wiki/Morrowind:Cure_Paralyzation" xlink:type="simple">Cure Paralyzation</text:a></text:p>
          </table:table-cell>
          <table:table-cell table:style-name="ce1" office:value-type="string" calcext:value-type="string">
            <text:p><text:a xlink:href="https://en.uesp.net/wiki/Morrowind:Cure_Poison" xlink:type="simple">Cure Poison</text:a></text:p>
          </table:table-cell>
          <table:table-cell table:style-name="ce1" office:value-type="string" calcext:value-type="string">
            <text:p><text:a xlink:href="https://en.uesp.net/wiki/Morrowind:Fortify_Attack" xlink:type="simple">Fortify Attack</text:a> </text:p>
          </table:table-cell>
          <table:table-cell table:style-name="ce1" office:value-type="string" calcext:value-type="string">
            <text:p><text:a xlink:href="https://en.uesp.net/wiki/Morrowind:Fortify_Attribute" xlink:type="simple">Fortify Attribute</text:a></text:p>
          </table:table-cell>
          <table:table-cell table:style-name="ce1" office:value-type="string" calcext:value-type="string">
            <text:p><text:a xlink:href="https://en.uesp.net/wiki/Morrowind:Fortify_Fatigue" xlink:type="simple">Fortify Fatigue</text:a></text:p>
          </table:table-cell>
          <table:table-cell table:style-name="ce1" office:value-type="string" calcext:value-type="string">
            <text:p><text:a xlink:href="https://en.uesp.net/wiki/Morrowind:Fortify_Health" xlink:type="simple">Fortify Health</text:a> </text:p>
          </table:table-cell>
          <table:table-cell table:style-name="ce1" office:value-type="string" calcext:value-type="string">
            <text:p><text:a xlink:href="https://en.uesp.net/wiki/Morrowind:Fortify_Magicka" xlink:type="simple">Fortify Magicka</text:a></text:p>
          </table:table-cell>
          <table:table-cell table:style-name="ce1" office:value-type="string" calcext:value-type="string">
            <text:p><text:a xlink:href="https://en.uesp.net/wiki/Morrowind:Fortify_Maximum_Magicka" xlink:type="simple">Fortify Maximum Magicka</text:a></text:p>
          </table:table-cell>
          <table:table-cell table:style-name="ce1" office:value-type="string" calcext:value-type="string">
            <text:p><text:a xlink:href="https://en.uesp.net/wiki/Morrowind:Fortify_Skill" xlink:type="simple">Fortify Skill</text:a> </text:p>
          </table:table-cell>
          <table:table-cell table:style-name="ce1" office:value-type="string" calcext:value-type="string">
            <text:p><text:a xlink:href="https://en.uesp.net/wiki/Morrowind:Remove_Curse" xlink:type="simple">Remove Curse</text:a></text:p>
          </table:table-cell>
          <table:table-cell table:style-name="ce1" office:value-type="string" calcext:value-type="string">
            <text:p><text:a xlink:href="https://en.uesp.net/wiki/Morrowind:Resist_Blight_Disease" xlink:type="simple">Resist Blight Disease</text:a></text:p>
          </table:table-cell>
          <table:table-cell table:style-name="ce1" office:value-type="string" calcext:value-type="string">
            <text:p><text:a xlink:href="https://en.uesp.net/wiki/Morrowind:Resist_Common_Disease" xlink:type="simple">Resist Common Disease</text:a></text:p>
          </table:table-cell>
          <table:table-cell table:style-name="ce1" office:value-type="string" calcext:value-type="string">
            <text:p><text:a xlink:href="https://en.uesp.net/wiki/Morrowind:Resist_Corprus_Disease" xlink:type="simple">Resist Corprus Disease</text:a></text:p>
          </table:table-cell>
          <table:table-cell table:style-name="ce1" office:value-type="string" calcext:value-type="string">
            <text:p><text:a xlink:href="https://en.uesp.net/wiki/Morrowind:Resist_Fire" xlink:type="simple">Resist Fire</text:a> </text:p>
          </table:table-cell>
          <table:table-cell table:style-name="ce1" office:value-type="string" calcext:value-type="string">
            <text:p><text:a xlink:href="https://en.uesp.net/wiki/Morrowind:Resist_Frost" xlink:type="simple">Resist Frost</text:a></text:p>
          </table:table-cell>
          <table:table-cell table:style-name="ce1" office:value-type="string" calcext:value-type="string">
            <text:p><text:a xlink:href="https://en.uesp.net/wiki/Morrowind:Resist_Magicka" xlink:type="simple">Resist Magicka</text:a></text:p>
          </table:table-cell>
          <table:table-cell table:style-name="ce1" office:value-type="string" calcext:value-type="string">
            <text:p><text:a xlink:href="https://en.uesp.net/wiki/Morrowind:Resist_Normal_Weapons" xlink:type="simple">Resist Normal Weapons</text:a></text:p>
          </table:table-cell>
          <table:table-cell table:style-name="ce1" office:value-type="string" calcext:value-type="string">
            <text:p><text:a xlink:href="https://en.uesp.net/wiki/Morrowind:Resist_Paralysis" xlink:type="simple">Resist Paralysis</text:a></text:p>
          </table:table-cell>
          <table:table-cell table:style-name="ce1" office:value-type="string" calcext:value-type="string">
            <text:p><text:a xlink:href="https://en.uesp.net/wiki/Morrowind:Resist_Poison" xlink:type="simple">Resist Poison</text:a></text:p>
          </table:table-cell>
          <table:table-cell table:style-name="ce1" office:value-type="string" calcext:value-type="string">
            <text:p><text:a xlink:href="https://en.uesp.net/wiki/Morrowind:Resist_Shock" xlink:type="simple">Resist Shock</text:a> </text:p>
          </table:table-cell>
          <table:table-cell table:style-name="ce1" office:value-type="string" calcext:value-type="string">
            <text:p><text:a xlink:href="https://en.uesp.net/wiki/Morrowind:Restore_Attribute" xlink:type="simple">Restore Attribute</text:a></text:p>
          </table:table-cell>
          <table:table-cell table:style-name="ce1" office:value-type="string" calcext:value-type="string">
            <text:p><text:a xlink:href="https://en.uesp.net/wiki/Morrowind:Restore_Fatigue" xlink:type="simple">Restore Fatigue</text:a></text:p>
          </table:table-cell>
          <table:table-cell table:style-name="ce1" office:value-type="string" calcext:value-type="string">
            <text:p><text:a xlink:href="https://en.uesp.net/wiki/Morrowind:Restore_Health" xlink:type="simple">Restore Health</text:a></text:p>
          </table:table-cell>
          <table:table-cell table:style-name="ce1" office:value-type="string" calcext:value-type="string">
            <text:p><text:a xlink:href="https://en.uesp.net/wiki/Morrowind:Restore_Magicka" xlink:type="simple">Restore Magicka</text:a></text:p>
          </table:table-cell>
          <table:table-cell table:style-name="ce1" office:value-type="string" calcext:value-type="string">
            <text:p><text:a xlink:href="https://en.uesp.net/wiki/Morrowind:Restore_Skill" xlink:type="simple">Restore Skill</text:a></text:p>
          </table:table-cell>
        </table:table-row>
        <table:table-row table:style-name="ro1">
          <table:table-cell office:value-type="string" calcext:value-type="string">
            <text:p>_sn_adam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dam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dam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mun-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nvi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nvi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nvi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goni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goni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goni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mun-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mun-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tifacts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tifacts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rtifacts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ylei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ylei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aylei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al-darum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al-darum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al-darum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ski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ski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earski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onemo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onemo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onemo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eto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eto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eto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onz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onz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bronz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ataphract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ataphract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ataphract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ephalopo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ephalopo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ephalopo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i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i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i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p-thi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p-thi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ap-thi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ev-aram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ev-aram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ev-aram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iti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iti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iti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uzei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uzei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huzei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lot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lot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lot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lovi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lovi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lovi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mpanions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mpanions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ompanions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row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row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crow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ric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ric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b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b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b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elf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elf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rkelf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irenni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irenni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irenni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omina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omina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omina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b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b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b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s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s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agons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s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s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s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ug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ug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reug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weme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weme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weme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bony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bony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bony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mbosse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mbosse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mbosse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ngrave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ngrave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engrave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alme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alme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alme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ightersgui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ightersgui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ightersgui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u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u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fu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-jul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-jul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-jul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kogo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kogo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ahkogo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lass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lass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lass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bli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bli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bli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o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uar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uar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guar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avyarmo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avyarmo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avyarmo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rhan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rhan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erhan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d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d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d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ghelf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ghelf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ighelf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mperia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mperia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mperia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ndori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ndori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ndori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ro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ro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iro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alanta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alanta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alanta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hajiit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hajiit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hajiit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libanio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libanio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libanio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rage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rage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rage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vetchi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vetchi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vetchi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ynaret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ynaret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kynaret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amella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amella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amella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eathe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eathe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eathe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ightarmo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ightarmo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lightarmo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gesgui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gesgui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gesgui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ste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ste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aste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ediumarmo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ediumarmo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ediumarmo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ilitia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ilitia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ilitia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lecrab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lecrab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lecrab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ragtong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ragtong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moragtong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tiv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tiv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tiv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vy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vy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avy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crom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crom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crom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tc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tc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tc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wtscal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wtscal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ewtscal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ibenes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ibenes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ibenes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or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or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nor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lom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lom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lom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is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is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orcis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adde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adde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adde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lat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lat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plat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guar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guar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guar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or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or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dor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m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m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m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si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si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esi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ing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ing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ing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oya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oya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roya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aliach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aliach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aliach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al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al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al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rap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rap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crap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ellmo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ellmo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ellmo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ipal-arai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ipal-arai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hipal-arai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ilve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ilve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ilve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kingra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kingra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kingra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plint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plint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plint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alhrim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alhrim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alhrim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ee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ee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ee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lvanni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lvanni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lvanni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eivesguil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eivesguil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eivesguil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ir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irr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hir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ibuna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ibuna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ibuna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oll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oll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roll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atchman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atchman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atchman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lf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lf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lf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odelf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odelf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odelf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rmmouth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rmmouth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wormmouth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mplar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mplar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hide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hide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hide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daedric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laalu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laalu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hlaalu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udded_mi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udded_mi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studded_ma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_sn_templar_mid</text:p>
          </table:table-cell>
          <table:table-cell table:number-columns-repeated="28"/>
        </table:table-row>
      </table:table>
      <table:table table:name="Skills" table:style-name="ta1">
        <table:shapes>
          <draw:frame draw:z-index="0" draw:name="https://images.uesp.net/f/f6/MW-icon-skill-Heavy_Armor.jpg" draw:style-name="gr1" draw:text-style-name="P1" svg:width="0.3331in" svg:height="0.3331in" svg:x="0.6937in" svg:y="0.3453in">
            <draw:image xlink:href="https://images.uesp.net/f/f6/MW-icon-skill-Heavy_Armor.jpg" xlink:type="simple" xlink:show="embed" xlink:actuate="onLoad" draw:mime-type="image/jpeg">
              <text:p/>
            </draw:image>
          </draw:frame>
          <draw:frame draw:z-index="1" draw:name="https://images.uesp.net/6/65/MW-icon-skill-Medium_Armor.jpg" draw:style-name="gr1" draw:text-style-name="P1" svg:width="0.3331in" svg:height="0.3331in" svg:x="1.6587in" svg:y="0.3244in">
            <draw:image xlink:href="https://images.uesp.net/6/65/MW-icon-skill-Medium_Armor.jpg" xlink:type="simple" xlink:show="embed" xlink:actuate="onLoad" draw:mime-type="image/jpeg">
              <text:p/>
            </draw:image>
          </draw:frame>
          <draw:frame draw:z-index="2" draw:name="https://images.uesp.net/e/e5/MW-icon-skill-Spear.jpg" draw:style-name="gr1" draw:text-style-name="P1" svg:width="0.3331in" svg:height="0.3331in" svg:x="2.515in" svg:y="0.335in">
            <draw:image xlink:href="https://images.uesp.net/e/e5/MW-icon-skill-Spear.jpg" xlink:type="simple" xlink:show="embed" xlink:actuate="onLoad" draw:mime-type="image/jpeg">
              <text:p/>
            </draw:image>
          </draw:frame>
          <draw:frame draw:z-index="3" draw:name="https://images.uesp.net/9/9d/MW-icon-skill-Acrobatics.jpg" draw:style-name="gr1" draw:text-style-name="P1" svg:width="0.3331in" svg:height="0.3331in" svg:x="0.6831in" svg:y="0.8217in">
            <draw:image xlink:href="https://images.uesp.net/9/9d/MW-icon-skill-Acrobatics.jpg" xlink:type="simple" xlink:show="embed" xlink:actuate="onLoad" draw:mime-type="image/jpeg">
              <text:p/>
            </draw:image>
          </draw:frame>
          <draw:frame draw:z-index="4" draw:name="https://images.uesp.net/f/ff/MW-icon-skill-Armorer.jpg" draw:style-name="gr1" draw:text-style-name="P1" svg:width="0.3331in" svg:height="0.3331in" svg:x="1.6154in" svg:y="0.8004in">
            <draw:image xlink:href="https://images.uesp.net/f/ff/MW-icon-skill-Armorer.jpg" xlink:type="simple" xlink:show="embed" xlink:actuate="onLoad" draw:mime-type="image/jpeg">
              <text:p/>
            </draw:image>
          </draw:frame>
          <draw:frame draw:z-index="5" draw:name="https://images.uesp.net/b/b9/MW-icon-skill-Axe.jpg" draw:style-name="gr1" draw:text-style-name="P1" svg:width="0.3331in" svg:height="0.3331in" svg:x="2.5256in" svg:y="0.7795in">
            <draw:image xlink:href="https://images.uesp.net/b/b9/MW-icon-skill-Axe.jpg" xlink:type="simple" xlink:show="embed" xlink:actuate="onLoad" draw:mime-type="image/jpeg">
              <text:p/>
            </draw:image>
          </draw:frame>
          <draw:frame draw:z-index="6" draw:name="https://images.uesp.net/6/62/MW-icon-skill-Blunt_Weapon.jpg" draw:style-name="gr1" draw:text-style-name="P1" svg:width="0.3331in" svg:height="0.3331in" svg:x="3.4039in" svg:y="0.7902in">
            <draw:image xlink:href="https://images.uesp.net/6/62/MW-icon-skill-Blunt_Weapon.jpg" xlink:type="simple" xlink:show="embed" xlink:actuate="onLoad" draw:mime-type="image/jpeg">
              <text:p/>
            </draw:image>
          </draw:frame>
          <draw:frame draw:z-index="7" draw:name="https://images.uesp.net/6/64/MW-icon-skill-Long_Blade.jpg" draw:style-name="gr1" draw:text-style-name="P1" svg:width="0.3331in" svg:height="0.3331in" svg:x="4.3252in" svg:y="0.8319in">
            <draw:image xlink:href="https://images.uesp.net/6/64/MW-icon-skill-Long_Blade.jpg" xlink:type="simple" xlink:show="embed" xlink:actuate="onLoad" draw:mime-type="image/jpeg">
              <text:p/>
            </draw:image>
          </draw:frame>
          <draw:frame draw:z-index="8" draw:name="https://images.uesp.net/f/f7/MW-icon-skill-Block.jpg" draw:style-name="gr1" draw:text-style-name="P1" svg:width="0.3331in" svg:height="0.3331in" svg:x="0.6827in" svg:y="1.1413in">
            <draw:image xlink:href="https://images.uesp.net/f/f7/MW-icon-skill-Block.jpg" xlink:type="simple" xlink:show="embed" xlink:actuate="onLoad" draw:mime-type="image/jpeg">
              <text:p/>
            </draw:image>
          </draw:frame>
          <draw:frame draw:z-index="9" draw:name="https://images.uesp.net/6/65/MW-icon-skill-Light_Armor.jpg" draw:style-name="gr1" draw:text-style-name="P1" svg:width="0.3331in" svg:height="0.3331in" svg:x="1.6154in" svg:y="1.1457in">
            <draw:image xlink:href="https://images.uesp.net/6/65/MW-icon-skill-Light_Armor.jpg" xlink:type="simple" xlink:show="embed" xlink:actuate="onLoad" draw:mime-type="image/jpeg">
              <text:p/>
            </draw:image>
          </draw:frame>
          <draw:frame draw:z-index="10" draw:name="https://images.uesp.net/1/14/MW-icon-skill-Marksman.jpg" draw:style-name="gr1" draw:text-style-name="P1" svg:width="0.3331in" svg:height="0.3331in" svg:x="2.5472in" svg:y="1.1878in">
            <draw:image xlink:href="https://images.uesp.net/1/14/MW-icon-skill-Marksman.jpg" xlink:type="simple" xlink:show="embed" xlink:actuate="onLoad" draw:mime-type="image/jpeg">
              <text:p/>
            </draw:image>
          </draw:frame>
          <draw:frame draw:z-index="11" draw:name="https://images.uesp.net/8/8c/MW-icon-skill-Sneak.jpg" draw:style-name="gr1" draw:text-style-name="P1" svg:width="0.3331in" svg:height="0.3331in" svg:x="3.3496in" svg:y="1.1457in">
            <draw:image xlink:href="https://images.uesp.net/8/8c/MW-icon-skill-Sneak.jpg" xlink:type="simple" xlink:show="embed" xlink:actuate="onLoad" draw:mime-type="image/jpeg">
              <text:p/>
            </draw:image>
          </draw:frame>
          <draw:frame draw:z-index="12" draw:name="https://images.uesp.net/9/9d/MW-icon-skill-Athletics.jpg" draw:style-name="gr1" draw:text-style-name="P1" svg:width="0.3331in" svg:height="0.3331in" svg:x="0.7047in" svg:y="1.6335in">
            <draw:image xlink:href="https://images.uesp.net/9/9d/MW-icon-skill-Athletics.jpg" xlink:type="simple" xlink:show="embed" xlink:actuate="onLoad" draw:mime-type="image/jpeg">
              <text:p/>
            </draw:image>
          </draw:frame>
          <draw:frame draw:z-index="13" draw:name="https://images.uesp.net/7/73/MW-icon-skill-Hand-to-hand.jpg" draw:style-name="gr1" draw:text-style-name="P1" svg:width="0.3331in" svg:height="0.3331in" svg:x="1.6043in" svg:y="1.602in">
            <draw:image xlink:href="https://images.uesp.net/7/73/MW-icon-skill-Hand-to-hand.jpg" xlink:type="simple" xlink:show="embed" xlink:actuate="onLoad" draw:mime-type="image/jpeg">
              <text:p/>
            </draw:image>
          </draw:frame>
          <draw:frame draw:z-index="14" draw:name="https://images.uesp.net/5/5f/MW-icon-skill-Short_Blade.jpg" draw:style-name="gr1" draw:text-style-name="P1" svg:width="0.3331in" svg:height="0.3331in" svg:x="2.515in" svg:y="1.5602in">
            <draw:image xlink:href="https://images.uesp.net/5/5f/MW-icon-skill-Short_Blade.jpg" xlink:type="simple" xlink:show="embed" xlink:actuate="onLoad" draw:mime-type="image/jpeg">
              <text:p/>
            </draw:image>
          </draw:frame>
          <draw:frame draw:z-index="15" draw:name="https://images.uesp.net/c/c3/MW-icon-skill-Unarmored.jpg" draw:style-name="gr1" draw:text-style-name="P1" svg:width="0.3331in" svg:height="0.3331in" svg:x="3.4146in" svg:y="1.5811in">
            <draw:image xlink:href="https://images.uesp.net/c/c3/MW-icon-skill-Unarmored.jpg" xlink:type="simple" xlink:show="embed" xlink:actuate="onLoad" draw:mime-type="image/jpeg">
              <text:p/>
            </draw:image>
          </draw:frame>
          <draw:frame draw:z-index="16" draw:name="https://images.uesp.net/f/f3/MW-icon-skill-Illusion.jpg" draw:style-name="gr1" draw:text-style-name="P1" svg:width="0.3331in" svg:height="0.3331in" svg:x="0.6941in" svg:y="1.9846in">
            <draw:image xlink:href="https://images.uesp.net/f/f3/MW-icon-skill-Illusion.jpg" xlink:type="simple" xlink:show="embed" xlink:actuate="onLoad" draw:mime-type="image/jpeg">
              <text:p/>
            </draw:image>
          </draw:frame>
          <draw:frame draw:z-index="17" draw:name="https://images.uesp.net/e/e7/MW-icon-skill-Mercantile.jpg" draw:style-name="gr1" draw:text-style-name="P1" svg:width="0.3331in" svg:height="0.3331in" svg:x="1.561in" svg:y="1.9323in">
            <draw:image xlink:href="https://images.uesp.net/e/e7/MW-icon-skill-Mercantile.jpg" xlink:type="simple" xlink:show="embed" xlink:actuate="onLoad" draw:mime-type="image/jpeg">
              <text:p/>
            </draw:image>
          </draw:frame>
          <draw:frame draw:z-index="18" draw:name="https://images.uesp.net/3/3b/MW-icon-skill-Speechcraft.jpg" draw:style-name="gr1" draw:text-style-name="P1" svg:width="0.3331in" svg:height="0.3331in" svg:x="2.5362in" svg:y="1.911in">
            <draw:image xlink:href="https://images.uesp.net/3/3b/MW-icon-skill-Speechcraft.jpg" xlink:type="simple" xlink:show="embed" xlink:actuate="onLoad" draw:mime-type="image/jpeg">
              <text:p/>
            </draw:image>
          </draw:frame>
          <draw:frame draw:z-index="19" draw:name="https://images.uesp.net/a/a8/MW-icon-skill-Alchemy.jpg" draw:style-name="gr1" draw:text-style-name="P1" svg:width="0.3331in" svg:height="0.3331in" svg:x="0.6831in" svg:y="2.2886in">
            <draw:image xlink:href="https://images.uesp.net/a/a8/MW-icon-skill-Alchemy.jpg" xlink:type="simple" xlink:show="embed" xlink:actuate="onLoad" draw:mime-type="image/jpeg">
              <text:p/>
            </draw:image>
          </draw:frame>
          <draw:frame draw:z-index="20" draw:name="https://images.uesp.net/5/5e/MW-icon-skill-Conjuration.jpg" draw:style-name="gr1" draw:text-style-name="P1" svg:width="0.3331in" svg:height="0.3331in" svg:x="1.572in" svg:y="2.2575in">
            <draw:image xlink:href="https://images.uesp.net/5/5e/MW-icon-skill-Conjuration.jpg" xlink:type="simple" xlink:show="embed" xlink:actuate="onLoad" draw:mime-type="image/jpeg">
              <text:p/>
            </draw:image>
          </draw:frame>
          <draw:frame draw:z-index="21" draw:name="https://images.uesp.net/8/80/MW-icon-skill-Enchant.jpg" draw:style-name="gr1" draw:text-style-name="P1" svg:width="0.3331in" svg:height="0.3331in" svg:x="2.526in" svg:y="2.2366in">
            <draw:image xlink:href="https://images.uesp.net/8/80/MW-icon-skill-Enchant.jpg" xlink:type="simple" xlink:show="embed" xlink:actuate="onLoad" draw:mime-type="image/jpeg">
              <text:p/>
            </draw:image>
          </draw:frame>
          <draw:frame draw:z-index="22" draw:name="https://images.uesp.net/1/17/MW-icon-skill-Security.jpg" draw:style-name="gr1" draw:text-style-name="P1" svg:width="0.3331in" svg:height="0.3331in" svg:x="3.4039in" svg:y="2.2575in">
            <draw:image xlink:href="https://images.uesp.net/1/17/MW-icon-skill-Security.jpg" xlink:type="simple" xlink:show="embed" xlink:actuate="onLoad" draw:mime-type="image/jpeg">
              <text:p/>
            </draw:image>
          </draw:frame>
          <draw:frame draw:z-index="23" draw:name="https://images.uesp.net/3/3a/MW-icon-skill-Alteration.jpg" draw:style-name="gr1" draw:text-style-name="P1" svg:width="0.3331in" svg:height="0.3331in" svg:x="0.6941in" svg:y="2.6413in">
            <draw:image xlink:href="https://images.uesp.net/3/3a/MW-icon-skill-Alteration.jpg" xlink:type="simple" xlink:show="embed" xlink:actuate="onLoad" draw:mime-type="image/jpeg">
              <text:p/>
            </draw:image>
          </draw:frame>
          <draw:frame draw:z-index="24" draw:name="https://images.uesp.net/0/04/MW-icon-skill-Destruction.jpg" draw:style-name="gr1" draw:text-style-name="P1" svg:width="0.3331in" svg:height="0.3331in" svg:x="1.5827in" svg:y="2.6134in">
            <draw:image xlink:href="https://images.uesp.net/0/04/MW-icon-skill-Destruction.jpg" xlink:type="simple" xlink:show="embed" xlink:actuate="onLoad" draw:mime-type="image/jpeg">
              <text:p/>
            </draw:image>
          </draw:frame>
          <draw:frame draw:z-index="25" draw:name="https://images.uesp.net/a/ae/MW-icon-skill-Mysticism.jpg" draw:style-name="gr1" draw:text-style-name="P1" svg:width="0.3331in" svg:height="0.3331in" svg:x="2.515in" svg:y="2.6201in">
            <draw:image xlink:href="https://images.uesp.net/a/ae/MW-icon-skill-Mysticism.jpg" xlink:type="simple" xlink:show="embed" xlink:actuate="onLoad" draw:mime-type="image/jpeg">
              <text:p/>
            </draw:image>
          </draw:frame>
          <draw:frame draw:z-index="26" draw:name="https://images.uesp.net/6/61/MW-icon-skill-Restoration.jpg" draw:style-name="gr1" draw:text-style-name="P1" svg:width="0.3331in" svg:height="0.3331in" svg:x="3.3929in" svg:y="2.5996in">
            <draw:image xlink:href="https://images.uesp.net/6/61/MW-icon-skill-Restoration.jpg" xlink:type="simple" xlink:show="embed" xlink:actuate="onLoad" draw:mime-type="image/jpeg">
              <text:p/>
            </draw:image>
          </draw:frame>
          <draw:frame draw:z-index="27" draw:name="https://images.uesp.net/5/5d/MW-icon-attribute-Strength.jpg" draw:style-name="gr1" draw:text-style-name="P1" svg:width="0.3331in" svg:height="0.3331in" svg:x="0.2276in" svg:y="5.4681in">
            <draw:image xlink:href="https://images.uesp.net/5/5d/MW-icon-attribute-Strength.jpg" xlink:type="simple" xlink:show="embed" xlink:actuate="onLoad" draw:mime-type="image/jpeg">
              <text:p/>
            </draw:image>
          </draw:frame>
          <draw:frame draw:z-index="28" draw:name="https://images.uesp.net/6/62/MW-icon-attribute-Intelligence.jpg" draw:style-name="gr1" draw:text-style-name="P1" svg:width="0.3331in" svg:height="0.3331in" svg:x="0.2819in" svg:y="7.1276in">
            <draw:image xlink:href="https://images.uesp.net/6/62/MW-icon-attribute-Intelligence.jpg" xlink:type="simple" xlink:show="embed" xlink:actuate="onLoad" draw:mime-type="image/jpeg">
              <text:p/>
            </draw:image>
          </draw:frame>
          <draw:frame draw:z-index="29" draw:name="https://images.uesp.net/a/ac/MW-icon-attribute-Willpower.jpg" draw:style-name="gr1" draw:text-style-name="P1" svg:width="0.3331in" svg:height="0.3331in" svg:x="0.2929in" svg:y="8.513in">
            <draw:image xlink:href="https://images.uesp.net/a/ac/MW-icon-attribute-Willpower.jpg" xlink:type="simple" xlink:show="embed" xlink:actuate="onLoad" draw:mime-type="image/jpeg">
              <text:p/>
            </draw:image>
          </draw:frame>
          <draw:frame draw:z-index="30" draw:name="https://images.uesp.net/9/9d/MW-icon-attribute-Agility.jpg" draw:style-name="gr1" draw:text-style-name="P1" svg:width="0.3331in" svg:height="0.3331in" svg:x="0.2598in" svg:y="10.3783in">
            <draw:image xlink:href="https://images.uesp.net/9/9d/MW-icon-attribute-Agility.jpg" xlink:type="simple" xlink:show="embed" xlink:actuate="onLoad" draw:mime-type="image/jpeg">
              <text:p/>
            </draw:image>
          </draw:frame>
          <draw:frame draw:z-index="31" draw:name="https://images.uesp.net/3/3b/MW-icon-attribute-Speed.jpg" draw:style-name="gr1" draw:text-style-name="P1" svg:width="0.3331in" svg:height="0.3331in" svg:x="0.2713in" svg:y="13.4047in">
            <draw:image xlink:href="https://images.uesp.net/3/3b/MW-icon-attribute-Speed.jpg" xlink:type="simple" xlink:show="embed" xlink:actuate="onLoad" draw:mime-type="image/jpeg">
              <text:p/>
            </draw:image>
          </draw:frame>
          <draw:frame draw:z-index="32" draw:name="https://images.uesp.net/8/8c/MW-icon-attribute-Endurance.jpg" draw:style-name="gr1" draw:text-style-name="P1" svg:width="0.3331in" svg:height="0.3331in" svg:x="0.2925in" svg:y="15.2941in">
            <draw:image xlink:href="https://images.uesp.net/8/8c/MW-icon-attribute-Endurance.jpg" xlink:type="simple" xlink:show="embed" xlink:actuate="onLoad" draw:mime-type="image/jpeg">
              <text:p/>
            </draw:image>
          </draw:frame>
          <draw:frame draw:z-index="33" draw:name="https://images.uesp.net/4/46/MW-icon-attribute-Personality.jpg" draw:style-name="gr1" draw:text-style-name="P1" svg:width="0.3331in" svg:height="0.3331in" svg:x="0.3256in" svg:y="17.0063in">
            <draw:image xlink:href="https://images.uesp.net/4/46/MW-icon-attribute-Personality.jpg" xlink:type="simple" xlink:show="embed" xlink:actuate="onLoad" draw:mime-type="image/jpeg">
              <text:p/>
            </draw:image>
          </draw:frame>
          <draw:frame draw:z-index="34" draw:name="https://images.uesp.net/3/31/MW-icon-attribute-Luck.jpg" draw:style-name="gr1" draw:text-style-name="P1" svg:width="0.3331in" svg:height="0.3331in" svg:x="0.2492in" svg:y="20.1154in">
            <draw:image xlink:href="https://images.uesp.net/3/31/MW-icon-attribute-Luck.jpg" xlink:type="simple" xlink:show="embed" xlink:actuate="onLoad" draw:mime-type="image/jpeg">
              <text:p/>
            </draw:image>
          </draw:frame>
          <draw:frame draw:z-index="35" draw:name="https://images.uesp.net/d/d0/MW-icon-attribute-Health.jpg" draw:style-name="gr1" draw:text-style-name="P1" svg:width="0.3331in" svg:height="0.3331in" svg:x="0.2169in" svg:y="22.3862in">
            <draw:image xlink:href="https://images.uesp.net/d/d0/MW-icon-attribute-Health.jpg" xlink:type="simple" xlink:show="embed" xlink:actuate="onLoad" draw:mime-type="image/jpeg">
              <text:p/>
            </draw:image>
          </draw:frame>
          <draw:frame draw:z-index="36" draw:name="https://images.uesp.net/4/4c/MW-icon-attribute-Magicka.jpg" draw:style-name="gr1" draw:text-style-name="P1" svg:width="0.3331in" svg:height="0.3331in" svg:x="0.1843in" svg:y="23.3173in">
            <draw:image xlink:href="https://images.uesp.net/4/4c/MW-icon-attribute-Magicka.jpg" xlink:type="simple" xlink:show="embed" xlink:actuate="onLoad" draw:mime-type="image/jpeg">
              <text:p/>
            </draw:image>
          </draw:frame>
          <draw:frame draw:z-index="37" draw:name="https://images.uesp.net/7/79/MW-icon-attribute-Fatigue.jpg" draw:style-name="gr1" draw:text-style-name="P1" svg:width="0.3331in" svg:height="0.3331in" svg:x="0.326in" svg:y="24.3232in">
            <draw:image xlink:href="https://images.uesp.net/7/79/MW-icon-attribute-Fatigue.jpg" xlink:type="simple" xlink:show="embed" xlink:actuate="onLoad" draw:mime-type="image/jpe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table:number-columns-repeated="6"/>
        </table:table-row>
        <table:table-row table:style-name="ro2">
          <table:table-cell table:style-name="ce2" office:value-type="string" calcext:value-type="string">
            <text:p><text:a xlink:href="https://en.uesp.net/wiki/Morrowind:Endurance" xlink:type="simple">Endurance</text:a></text:p>
          </table:table-cell>
          <table:table-cell office:value-type="string" calcext:value-type="string">
            <text:p><text:a xlink:href="https://en.uesp.net/wiki/Morrowind:Heavy_Armor" xlink:type="simple"> </text:a> <text:a xlink:href="https://en.uesp.net/wiki/Morrowind:Heavy_Armor" xlink:type="simple">Heavy Armor</text:a> (3)</text:p>
          </table:table-cell>
          <table:table-cell table:style-name="ce1" office:value-type="string" calcext:value-type="string">
            <text:p><text:a xlink:href="https://en.uesp.net/wiki/Morrowind:Medium_Armor" xlink:type="simple"> </text:a> <text:a xlink:href="https://en.uesp.net/wiki/Morrowind:Medium_Armor" xlink:type="simple">Medium Armor</text:a> (2)</text:p>
          </table:table-cell>
          <table:table-cell table:style-name="ce1" office:value-type="string" calcext:value-type="string">
            <text:p><text:a xlink:href="https://en.uesp.net/wiki/Morrowind:Spear" xlink:type="simple"> </text:a> <text:a xlink:href="https://en.uesp.net/wiki/Morrowind:Spear" xlink:type="simple">Spear</text:a> (7)</text:p>
          </table:table-cell>
          <table:table-cell table:number-columns-repeated="2"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Strength" xlink:type="simple">Strength</text:a></text:p>
          </table:table-cell>
          <table:table-cell office:value-type="string" calcext:value-type="string">
            <text:p><text:a xlink:href="https://en.uesp.net/wiki/Morrowind:Acrobatics" xlink:type="simple"> </text:a> <text:a xlink:href="https://en.uesp.net/wiki/Morrowind:Acrobatics" xlink:type="simple">Acrobatics</text:a> (20)</text:p>
          </table:table-cell>
          <table:table-cell table:style-name="ce1" office:value-type="string" calcext:value-type="string">
            <text:p><text:a xlink:href="https://en.uesp.net/wiki/Morrowind:Armorer" xlink:type="simple"> </text:a> <text:a xlink:href="https://en.uesp.net/wiki/Morrowind:Armorer" xlink:type="simple">Armorer</text:a> (1)</text:p>
          </table:table-cell>
          <table:table-cell table:style-name="ce1" office:value-type="string" calcext:value-type="string">
            <text:p><text:a xlink:href="https://en.uesp.net/wiki/Morrowind:Axe" xlink:type="simple"> </text:a> <text:a xlink:href="https://en.uesp.net/wiki/Morrowind:Axe" xlink:type="simple">Axe</text:a> (6)</text:p>
          </table:table-cell>
          <table:table-cell table:style-name="ce1" office:value-type="string" calcext:value-type="string">
            <text:p><text:a xlink:href="https://en.uesp.net/wiki/Morrowind:Blunt_Weapon" xlink:type="simple"> </text:a> <text:a xlink:href="https://en.uesp.net/wiki/Morrowind:Blunt_Weapon" xlink:type="simple">Blunt Weapon</text:a> (4)</text:p>
          </table:table-cell>
          <table:table-cell table:style-name="ce1" office:value-type="string" calcext:value-type="string">
            <text:p><text:a xlink:href="https://en.uesp.net/wiki/Morrowind:Long_Blade" xlink:type="simple"> </text:a> <text:a xlink:href="https://en.uesp.net/wiki/Morrowind:Long_Blade" xlink:type="simple">Long Blade</text:a> (5)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Agility" xlink:type="simple">Agility</text:a></text:p>
          </table:table-cell>
          <table:table-cell office:value-type="string" calcext:value-type="string">
            <text:p><text:a xlink:href="https://en.uesp.net/wiki/Morrowind:Block" xlink:type="simple"> </text:a> <text:a xlink:href="https://en.uesp.net/wiki/Morrowind:Block" xlink:type="simple">Block</text:a> (0)</text:p>
          </table:table-cell>
          <table:table-cell table:style-name="ce1" office:value-type="string" calcext:value-type="string">
            <text:p><text:a xlink:href="https://en.uesp.net/wiki/Morrowind:Light_Armor" xlink:type="simple"> </text:a> <text:a xlink:href="https://en.uesp.net/wiki/Morrowind:Light_Armor" xlink:type="simple">Light Armor</text:a> (21)</text:p>
          </table:table-cell>
          <table:table-cell table:style-name="ce1" office:value-type="string" calcext:value-type="string">
            <text:p><text:a xlink:href="https://en.uesp.net/wiki/Morrowind:Marksman" xlink:type="simple"> </text:a> <text:a xlink:href="https://en.uesp.net/wiki/Morrowind:Marksman" xlink:type="simple">Marksman</text:a> (23)</text:p>
          </table:table-cell>
          <table:table-cell table:style-name="ce1" office:value-type="string" calcext:value-type="string">
            <text:p><text:a xlink:href="https://en.uesp.net/wiki/Morrowind:Sneak" xlink:type="simple"> </text:a> <text:a xlink:href="https://en.uesp.net/wiki/Morrowind:Sneak" xlink:type="simple">Sneak</text:a> (19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https://en.uesp.net/wiki/Morrowind:Speed" xlink:type="simple">Speed</text:a></text:p>
          </table:table-cell>
          <table:table-cell office:value-type="string" calcext:value-type="string">
            <text:p><text:a xlink:href="https://en.uesp.net/wiki/Morrowind:Athletics" xlink:type="simple"> </text:a> <text:a xlink:href="https://en.uesp.net/wiki/Morrowind:Athletics" xlink:type="simple">Athletics</text:a> (8)</text:p>
          </table:table-cell>
          <table:table-cell table:style-name="ce1" office:value-type="string" calcext:value-type="string">
            <text:p><text:a xlink:href="https://en.uesp.net/wiki/Morrowind:Hand-to-hand" xlink:type="simple"> </text:a> <text:a xlink:href="https://en.uesp.net/wiki/Morrowind:Hand-to-hand" xlink:type="simple">Hand-to-hand</text:a> (26)</text:p>
          </table:table-cell>
          <table:table-cell table:style-name="ce1" office:value-type="string" calcext:value-type="string">
            <text:p><text:a xlink:href="https://en.uesp.net/wiki/Morrowind:Short_Blade" xlink:type="simple"> </text:a> <text:a xlink:href="https://en.uesp.net/wiki/Morrowind:Short_Blade" xlink:type="simple">Short Blade</text:a> (22)</text:p>
          </table:table-cell>
          <table:table-cell table:style-name="ce1" office:value-type="string" calcext:value-type="string">
            <text:p><text:a xlink:href="https://en.uesp.net/wiki/Morrowind:Unarmored" xlink:type="simple"> </text:a> <text:a xlink:href="https://en.uesp.net/wiki/Morrowind:Unarmored" xlink:type="simple">Unarmored</text:a> (17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Personality" xlink:type="simple">Personality</text:a></text:p>
          </table:table-cell>
          <table:table-cell office:value-type="string" calcext:value-type="string">
            <text:p><text:a xlink:href="https://en.uesp.net/wiki/Morrowind:Illusion" xlink:type="simple"> </text:a> <text:a xlink:href="https://en.uesp.net/wiki/Morrowind:Illusion" xlink:type="simple">Illusion</text:a> (12)</text:p>
          </table:table-cell>
          <table:table-cell table:style-name="ce1" office:value-type="string" calcext:value-type="string">
            <text:p><text:a xlink:href="https://en.uesp.net/wiki/Morrowind:Mercantile" xlink:type="simple"> </text:a> <text:a xlink:href="https://en.uesp.net/wiki/Morrowind:Mercantile" xlink:type="simple">Mercantile</text:a> (24)</text:p>
          </table:table-cell>
          <table:table-cell table:style-name="ce1" office:value-type="string" calcext:value-type="string">
            <text:p><text:a xlink:href="https://en.uesp.net/wiki/Morrowind:Speechcraft" xlink:type="simple"> </text:a> <text:a xlink:href="https://en.uesp.net/wiki/Morrowind:Speechcraft" xlink:type="simple">Speechcraft</text:a> (25)</text:p>
          </table:table-cell>
          <table:table-cell table:number-columns-repeated="2"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Intelligence" xlink:type="simple">Intelligence</text:a></text:p>
          </table:table-cell>
          <table:table-cell office:value-type="string" calcext:value-type="string">
            <text:p><text:a xlink:href="https://en.uesp.net/wiki/Morrowind:Alchemy" xlink:type="simple"> </text:a> <text:a xlink:href="https://en.uesp.net/wiki/Morrowind:Alchemy" xlink:type="simple">Alchemy</text:a> (16)</text:p>
          </table:table-cell>
          <table:table-cell table:style-name="ce1" office:value-type="string" calcext:value-type="string">
            <text:p><text:a xlink:href="https://en.uesp.net/wiki/Morrowind:Conjuration" xlink:type="simple"> </text:a> <text:a xlink:href="https://en.uesp.net/wiki/Morrowind:Conjuration" xlink:type="simple">Conjuration</text:a> (13)</text:p>
          </table:table-cell>
          <table:table-cell table:style-name="ce1" office:value-type="string" calcext:value-type="string">
            <text:p><text:a xlink:href="https://en.uesp.net/wiki/Morrowind:Enchant" xlink:type="simple"> </text:a> <text:a xlink:href="https://en.uesp.net/wiki/Morrowind:Enchant" xlink:type="simple">Enchant</text:a> (9)</text:p>
          </table:table-cell>
          <table:table-cell table:style-name="ce1" office:value-type="string" calcext:value-type="string">
            <text:p><text:a xlink:href="https://en.uesp.net/wiki/Morrowind:Security" xlink:type="simple"> </text:a> <text:a xlink:href="https://en.uesp.net/wiki/Morrowind:Security" xlink:type="simple">Security</text:a> (18)</text:p>
          </table:table-cell>
          <table:table-cell table:style-name="ce4" office:value-type="string" calcext:value-type="string">
            <text:p/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a xlink:href="https://en.uesp.net/wiki/Morrowind:Willpower" xlink:type="simple">Willpower</text:a></text:p>
          </table:table-cell>
          <table:table-cell office:value-type="string" calcext:value-type="string">
            <text:p><text:a xlink:href="https://en.uesp.net/wiki/Morrowind:Alteration" xlink:type="simple"> </text:a> <text:a xlink:href="https://en.uesp.net/wiki/Morrowind:Alteration" xlink:type="simple">Alteration</text:a> (11)</text:p>
          </table:table-cell>
          <table:table-cell table:style-name="ce1" office:value-type="string" calcext:value-type="string">
            <text:p><text:a xlink:href="https://en.uesp.net/wiki/Morrowind:Destruction" xlink:type="simple"> </text:a> <text:a xlink:href="https://en.uesp.net/wiki/Morrowind:Destruction" xlink:type="simple">Destruction</text:a> (10)</text:p>
          </table:table-cell>
          <table:table-cell table:style-name="ce1" office:value-type="string" calcext:value-type="string">
            <text:p><text:a xlink:href="https://en.uesp.net/wiki/Morrowind:Mysticism" xlink:type="simple"> </text:a> <text:a xlink:href="https://en.uesp.net/wiki/Morrowind:Mysticism" xlink:type="simple">Mysticism</text:a> (14)</text:p>
          </table:table-cell>
          <table:table-cell table:style-name="ce1" office:value-type="string" calcext:value-type="string">
            <text:p><text:a xlink:href="https://en.uesp.net/wiki/Morrowind:Restoration" xlink:type="simple"> </text:a> <text:a xlink:href="https://en.uesp.net/wiki/Morrowind:Restoration" xlink:type="simple">Restoration</text:a> (15)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Primary Attributes[<text:a xlink:href="https://en.uesp.net/w/index.php?title=Morrowind:Attributes&amp;action=edit&amp;section=1" xlink:type="simple">edit</text:a>]</text:p>
          </table:table-cell>
          <table:covered-table-cell table:style-name="Default"/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Strength.jpg" xlink:type="simple"> </text:a></text:p>
          </table:table-cell>
          <table:table-cell office:value-type="string" calcext:value-type="string">
            <text:p><text:a xlink:href="https://en.uesp.net/wiki/Morrowind:Strength" xlink:type="simple">Strength</text:a></text:p>
            <text:p>Affects weapon damage, carrying capacity, and increases weapon degradation upon each successful hit. It also increases maximum Fatigue and starting Health.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Intelligence.jpg" xlink:type="simple"> </text:a></text:p>
          </table:table-cell>
          <table:table-cell office:value-type="string" calcext:value-type="string">
            <text:p><text:a xlink:href="https://en.uesp.net/wiki/Morrowind:Intelligence" xlink:type="simple">Intelligence</text:a></text:p>
            <text:p>Affects maximum Magicka, and Alchemy and Enchanting results.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a xlink:href="https://en.uesp.net/wiki/File:MW-icon-attribute-Willpower.jpg" xlink:type="simple"> </text:a></text:p>
          </table:table-cell>
          <table:table-cell office:value-type="string" calcext:value-type="string">
            <text:p><text:a xlink:href="https://en.uesp.net/wiki/Morrowind:Willpower" xlink:type="simple">Willpower</text:a></text:p>
            <text:p>Affects spellcasting success rate and resistance to Magicka (Paralyze and Silence). It also determines maximum Fatigue.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<text:a xlink:href="https://en.uesp.net/wiki/File:MW-icon-attribute-Agility.jpg" xlink:type="simple"> </text:a></text:p>
          </table:table-cell>
          <table:table-cell office:value-type="string" calcext:value-type="string">
            <text:p><text:a xlink:href="https://en.uesp.net/wiki/Morrowind:Agility" xlink:type="simple">Agility</text:a></text:p>
            <text:p>Affects weapon hit rate, evasion, resistance to staggering and knock down, and success rate of Sneaking, Pickpocketing, Lockpicking, Blocking, and Jumping. Agility also affects maximum Fatigue.</text:p>
          </table:table-cell>
          <table:table-cell table:number-columns-repeated="6"/>
        </table:table-row>
        <table:table-row table:style-name="ro9">
          <table:table-cell office:value-type="string" calcext:value-type="string">
            <text:p><text:a xlink:href="https://en.uesp.net/wiki/File:MW-icon-attribute-Speed.jpg" xlink:type="simple"> </text:a></text:p>
          </table:table-cell>
          <table:table-cell office:value-type="string" calcext:value-type="string">
            <text:p><text:a xlink:href="https://en.uesp.net/wiki/Morrowind:Speed" xlink:type="simple">Speed</text:a></text:p>
            <text:p>Affects character movement speed (i.e. walking, running, swimming, and <text:a xlink:href="https://en.uesp.net/wiki/Morrowind:Levitate" xlink:type="simple">levitating</text:a>).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<text:a xlink:href="https://en.uesp.net/wiki/File:MW-icon-attribute-Endurance.jpg" xlink:type="simple"> </text:a></text:p>
          </table:table-cell>
          <table:table-cell office:value-type="string" calcext:value-type="string">
            <text:p><text:a xlink:href="https://en.uesp.net/wiki/Morrowind:Endurance" xlink:type="simple">Endurance</text:a></text:p>
            <text:p>Affects starting health, amount added to max health per level, and your maximum Fatigue. Also slows down fatigue loss while running, and while fighting.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a xlink:href="https://en.uesp.net/wiki/File:MW-icon-attribute-Personality.jpg" xlink:type="simple"> </text:a></text:p>
          </table:table-cell>
          <table:table-cell office:value-type="string" calcext:value-type="string">
            <text:p><text:a xlink:href="https://en.uesp.net/wiki/Morrowind:Personality" xlink:type="simple">Personality</text:a></text:p>
            <text:p>Affects success rate of persuasion and haggling. Increases your initial disposition with characters and can alleviate initial hostility.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https://en.uesp.net/wiki/File:MW-icon-attribute-Luck.jpg" xlink:type="simple"> </text:a></text:p>
          </table:table-cell>
          <table:table-cell office:value-type="string" calcext:value-type="string">
            <text:p><text:a xlink:href="https://en.uesp.net/wiki/Morrowind:Luck" xlink:type="simple">Luck</text:a></text:p>
            <text:p>Affects everything you do in a small way, but governs no skills. Luck affects every "dice roll" in the game: an example of this is whether or not your blow will land when you attempt to hit an enemy.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 table:number-columns-spanned="2" table:number-rows-spanned="1">
            <text:p>Derived Attributes[<text:a xlink:href="https://en.uesp.net/w/index.php?title=Morrowind:Attributes&amp;action=edit&amp;section=2" xlink:type="simple">edit</text:a>]</text:p>
          </table:table-cell>
          <table:covered-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a xlink:href="https://en.uesp.net/wiki/File:MW-icon-attribute-Health.jpg" xlink:type="simple"> </text:a></text:p>
          </table:table-cell>
          <table:table-cell office:value-type="string" calcext:value-type="string">
            <text:p><text:a xlink:href="https://en.uesp.net/wiki/Morrowind:Health" xlink:type="simple">Health</text:a></text:p>
            <text:p>Affects the amount of damage that you can take before you die.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<text:a xlink:href="https://en.uesp.net/wiki/File:MW-icon-attribute-Magicka.jpg" xlink:type="simple"> </text:a></text:p>
          </table:table-cell>
          <table:table-cell office:value-type="string" calcext:value-type="string">
            <text:p><text:a xlink:href="https://en.uesp.net/wiki/Morrowind:Magicka" xlink:type="simple">Magicka</text:a></text:p>
            <text:p>Affects the amount of energy available for spellcasting.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<text:a xlink:href="https://en.uesp.net/wiki/File:MW-icon-attribute-Fatigue.jpg" xlink:type="simple"> </text:a></text:p>
          </table:table-cell>
          <table:table-cell office:value-type="string" calcext:value-type="string">
            <text:p><text:a xlink:href="https://en.uesp.net/wiki/Morrowind:Fatigue" xlink:type="simple">Fatigue</text:a></text:p>
            <text:p>Affects all actions performed by a character (melee, spells, lockpicking, speech, etc)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2:05:49.940000000</meta:creation-date>
    <dc:date>2023-06-01T00:13:13.127000000</dc:date>
    <meta:editing-duration>PT1H41M12S</meta:editing-duration>
    <meta:editing-cycles>3</meta:editing-cycles>
    <meta:generator>LibreOffice/7.4.0.3$Windows_X86_64 LibreOffice_project/f85e47c08ddd19c015c0114a68350214f7066f5a</meta:generator>
    <meta:document-statistic meta:table-count="7" meta:cell-count="2149" meta:object-count="38"/>
  </office:meta>
</office:document-meta>
</file>